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beec" officeooo:paragraph-rsid="000abeec"/>
    </style:style>
    <style:style style:name="P2" style:family="paragraph" style:parent-style-name="Standard">
      <style:paragraph-properties fo:text-align="start" style:justify-single-word="false"/>
      <style:text-properties officeooo:rsid="000abeec" officeooo:paragraph-rsid="000abeec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abeec" officeooo:paragraph-rsid="000abee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officeooo:rsid="000abeec" officeooo:paragraph-rsid="000abeec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officeooo:rsid="000abeec" officeooo:paragraph-rsid="000abeec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0abeec" officeooo:paragraph-rsid="000abeec" style:font-size-asian="12.25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officeooo:rsid="000ac060" officeooo:paragraph-rsid="000ac060" style:font-size-asian="12.25pt" style:font-style-asian="italic" style:font-size-complex="14pt" style:font-style-complex="italic"/>
    </style:style>
    <style:style style:name="P8" style:family="paragraph">
      <style:paragraph-properties fo:text-align="center"/>
    </style:style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font-size="12pt" fo:font-style="normal" officeooo:rsid="000ac060" style:font-size-asian="10.5pt" style:font-style-asian="normal" style:font-size-complex="12pt" style:font-style-complex="normal"/>
    </style:style>
    <style:style style:name="T3" style:family="text">
      <style:text-properties fo:font-size="12pt" fo:font-style="normal" officeooo:rsid="000b0ee0" style:font-size-asian="10.5pt" style:font-style-asian="normal" style:font-size-complex="12pt" style:font-style-complex="normal"/>
    </style:style>
    <style:style style:name="gr1" style:family="graphic">
      <style:graphic-properties draw:textarea-horizontal-align="justify" draw:textarea-vertical-align="middle" draw:auto-grow-height="false" fo:min-height="2.695cm" fo:min-width="1.7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HIER DES CHARGES</text:p>
      <text:p text:style-name="P4">PROJET TCHA-THER</text:p>
      <text:p text:style-name="P4"/>
      <text:p text:style-name="P4"/>
      <text:p text:style-name="P6"><text:span text:style-name="T2">Un user peut envoyer un message, mais il peut aussi en recevoir un.</text:span></text:p>
      <text:p text:style-name="P7"><text:span text:style-name="T1">Un user peut créer un groupe, et y participer aussi.</text:span></text:p>
      <text:p text:style-name="P7"><text:span text:style-name="T1">Un groupe peut recevoir un message.</text:span><text:span text:style-name="T3">+</text:span></text:p>
      <text:p text:style-name="P4"/>
      <text:p text:style-name="P5"><draw:custom-shape text:anchor-type="paragraph" draw:z-index="1" draw:name="Forme1" draw:style-name="gr1" draw:text-style-name="P8" svg:width="1.733cm" svg:height="2.696cm" svg:x="5.265cm" svg:y="0.711cm"><text:p text:style-name="P8">Message</text:p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Forme1" draw:style-name="gr1" draw:text-style-name="P8" svg:width="1.733cm" svg:height="2.696cm" svg:x="-0.004cm" svg:y="0.028cm"><text:p text:style-name="P8">User</text:p><draw:enhanced-geometry svg:viewBox="0 0 21600 21600" draw:type="rectangle" draw:enhanced-path="M 0 0 L 21600 0 21600 21600 0 21600 0 0 Z N"/></draw:custom-shape></text:p>
      <text:p text:style-name="P2"><draw:custom-shape text:anchor-type="paragraph" draw:z-index="2" draw:name="Forme1" draw:style-name="gr1" draw:text-style-name="P8" svg:width="1.733cm" svg:height="2.696cm" svg:x="3.193cm" svg:y="4.57cm"><text:p text:style-name="P8">Groupe</text:p><draw:enhanced-geometry svg:viewBox="0 0 21600 21600" draw:type="rectangle" draw:enhanced-path="M 0 0 L 21600 0 21600 21600 0 21600 0 0 Z N"/></draw:custom-shape><draw:line text:anchor-type="paragraph" draw:z-index="3" draw:name="Forme2" draw:style-name="gr2" draw:text-style-name="P8" svg:x1="5.266cm" svg:y1="0.842cm" svg:x2="1.729cm" svg:y2="0.817cm"><text:p/></draw:line><draw:line text:anchor-type="paragraph" draw:z-index="4" draw:name="Forme3" draw:style-name="gr2" draw:text-style-name="P8" svg:x1="1.729cm" svg:y1="1.418cm" svg:x2="5.266cm" svg:y2="1.418cm"><text:p/></draw:line><draw:line text:anchor-type="paragraph" draw:z-index="5" draw:name="Forme4" draw:style-name="gr2" draw:text-style-name="P8" svg:x1="1.729cm" svg:y1="2.237cm" svg:x2="3.193cm" svg:y2="4.571cm"><text:p/></draw:line><draw:line text:anchor-type="paragraph" draw:z-index="6" draw:name="Forme5" draw:style-name="gr2" draw:text-style-name="P8" svg:x1="3.581cm" svg:y1="1.418cm" svg:x2="3.629cm" svg:y2="4.57cm"><text:p/></draw:line></text:p>
      <text:p text:style-name="P2"/>
      <text:p text:style-name="P2"/>
      <text:p text:style-name="P2"><draw:line text:anchor-type="paragraph" draw:z-index="7" draw:name="Forme6" draw:style-name="gr2" draw:text-style-name="P8" svg:x1="3.193cm" svg:y1="3.753cm" svg:x2="1.344cm" svg:y2="0.77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7:38:36.918000000</meta:creation-date>
    <dc:date>2021-04-12T18:05:43.143000000</dc:date>
    <meta:editing-duration>PT6M43S</meta:editing-duration>
    <meta:editing-cycles>1</meta:editing-cycles>
    <meta:document-statistic meta:table-count="0" meta:image-count="0" meta:object-count="0" meta:page-count="1" meta:paragraph-count="5" meta:word-count="34" meta:character-count="189" meta:non-whitespace-character-count="160"/>
    <meta:generator>LibreOffice/6.0.6.2$Windows_X86_64 LibreOffice_project/0c292870b25a325b5ed35f6b45599d2ea4458e77</meta:generator>
  </office:meta>
</office:document-meta>
</file>